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4.062cm"/>
    </style:style>
    <style:style style:name="co8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2.57cm"/>
    </style:style>
    <style:style style:name="co11" style:family="table-column">
      <style:table-column-properties fo:break-before="auto" style:column-width="1.353cm"/>
    </style:style>
    <style:style style:name="co12" style:family="table-column">
      <style:table-column-properties fo:break-before="auto" style:column-width="1.326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10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4.733cm"/>
    </style:style>
    <style:style style:name="co18" style:family="table-column">
      <style:table-column-properties fo:break-before="auto" style:column-width="3.958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595cm"/>
    </style:style>
    <style:style style:name="co21" style:family="table-column">
      <style:table-column-properties fo:break-before="auto" style:column-width="2.9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e6e6e6"/>
    </style:style>
  </office:automatic-styles>
  <office:body>
    <office:spreadsheet>
      <table:table table:name="Foglio1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>
            <text:p>TSP</text:p>
          </table:table-cell>
          <table:table-cell table:style-name="ce1" office:value-type="string">
            <text:p>Num of nodes</text:p>
          </table:table-cell>
          <table:table-cell table:style-name="ce1" office:value-type="string">
            <text:p>Best </text:p>
          </table:table-cell>
          <table:table-cell table:style-name="ce1" office:value-type="string">
            <text:p>Nearest neighbor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 table:style-name="ce1" office:value-type="string">
            <text:p>Best insertion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/>
          <table:table-cell table:style-name="ce4" office:value-type="string">
            <text:p>Abs diff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i</text:p>
          </table:table-cell>
          <table:table-cell/>
          <table:table-cell table:style-name="ce7" office:value-type="string">
            <text:p>Critical values</text:p>
          </table:table-cell>
          <table:table-cell table:style-name="ce7" table:number-columns-repeated="2"/>
        </table:table-row>
        <table:table-row table:style-name="ro1">
          <table:table-cell office:value-type="string">
            <text:p>st70</text:p>
          </table:table-cell>
          <table:table-cell office:value-type="float" office:value="70">
            <text:p>70</text:p>
          </table:table-cell>
          <table:table-cell table:style-name="ce3" office:value-type="float" office:value="675">
            <text:p>675</text:p>
          </table:table-cell>
          <table:table-cell table:style-name="ce2" office:value-type="float" office:value="805.531200843777">
            <text:p>805,53</text:p>
          </table:table-cell>
          <table:table-cell table:style-name="ce2" table:formula="of:=[.D3]-[.$C3]" office:value-type="float" office:value="130.531200843777">
            <text:p>130,53</text:p>
          </table:table-cell>
          <table:table-cell table:style-name="ce2" table:formula="of:=[.E3]*100/[.$C3]" office:value-type="float" office:value="19.3379556805596">
            <text:p>19,34</text:p>
          </table:table-cell>
          <table:table-cell table:style-name="ce2" office:value-type="float" office:value="741.72">
            <text:p>741,72</text:p>
          </table:table-cell>
          <table:table-cell table:style-name="ce2" table:formula="of:=[.G3]-[.$C3]" office:value-type="float" office:value="66.72">
            <text:p>66,72</text:p>
          </table:table-cell>
          <table:table-cell table:style-name="ce2" table:formula="of:=[.H3]*100/[.$C3]" office:value-type="float" office:value="9.88444444444445">
            <text:p>9,88</text:p>
          </table:table-cell>
          <table:table-cell/>
          <table:table-cell table:style-name="ce2" table:formula="of:=ABS([.$E3]-[.$H3])" office:value-type="float" office:value="63.811200843777">
            <text:p>63,81</text:p>
          </table:table-cell>
          <table:table-cell table:formula="of:=IF([.K3]&gt;0; RANK([.K3];[.$K$3:.$K$13]; 1); 0)" office:value-type="float" office:value="3">
            <text:p>3</text:p>
          </table:table-cell>
          <table:table-cell table:formula="of:=SIGN([.$E3]-[.$H3])*[.$L3]" office:value-type="float" office:value="3">
            <text:p>3</text:p>
          </table:table-cell>
          <table:table-cell/>
          <table:table-cell table:style-name="ce7" table:number-columns-repeated="3"/>
        </table:table-row>
        <table:table-row table:style-name="ro3">
          <table:table-cell office:value-type="string">
            <text:p>berlin52</text:p>
          </table:table-cell>
          <table:table-cell office:value-type="float" office:value="52">
            <text:p>52</text:p>
          </table:table-cell>
          <table:table-cell table:style-name="ce3" office:value-type="float" office:value="7542">
            <text:p>7542</text:p>
          </table:table-cell>
          <table:table-cell table:style-name="ce2" office:value-type="float" office:value="10203.5361438348">
            <text:p>10203,54</text:p>
          </table:table-cell>
          <table:table-cell table:style-name="ce2" table:formula="of:=[.D4]-[.$C4]" office:value-type="float" office:value="2661.5361438348">
            <text:p>2661,54</text:p>
          </table:table-cell>
          <table:table-cell table:style-name="ce2" table:formula="of:=[.E4]*100/[.$C4]" office:value-type="float" office:value="35.289527231965">
            <text:p>35,29</text:p>
          </table:table-cell>
          <table:table-cell table:style-name="ce2" office:value-type="float" office:value="9050.69">
            <text:p>9050,69</text:p>
          </table:table-cell>
          <table:table-cell table:style-name="ce2" table:formula="of:=[.G4]-[.$C4]" office:value-type="float" office:value="1508.69">
            <text:p>1508,69</text:p>
          </table:table-cell>
          <table:table-cell table:style-name="ce2" table:formula="of:=[.H4]*100/[.$C4]" office:value-type="float" office:value="20.0038451339167">
            <text:p>20,00</text:p>
          </table:table-cell>
          <table:table-cell/>
          <table:table-cell table:style-name="ce2" table:formula="of:=[.$E4]-[.$H4]" office:value-type="float" office:value="1152.8461438348">
            <text:p>1152,85</text:p>
          </table:table-cell>
          <table:table-cell table:formula="of:=IF([.K4]&gt;0; RANK([.K4];[.$K$3:.$K$13]; 1); 0)" office:value-type="float" office:value="5">
            <text:p>5</text:p>
          </table:table-cell>
          <table:table-cell table:formula="of:=SIGN([.$E4]-[.$H4])*[.$L4]" office:value-type="float" office:value="5">
            <text:p>5</text:p>
          </table:table-cell>
          <table:table-cell/>
          <table:table-cell table:style-name="ce7" office:value-type="string">
            <text:p>N</text:p>
          </table:table-cell>
          <table:table-cell table:style-name="ce7" office:value-type="string">
            <text:p>alpha=0,1</text:p>
          </table:table-cell>
          <table:table-cell table:style-name="ce7" office:value-type="string">
            <text:p>alpha=0,05</text:p>
          </table:table-cell>
        </table:table-row>
        <table:table-row table:style-name="ro1">
          <table:table-cell office:value-type="string">
            <text:p>krob100</text:p>
          </table:table-cell>
          <table:table-cell office:value-type="float" office:value="100">
            <text:p>100</text:p>
          </table:table-cell>
          <table:table-cell table:style-name="ce3" office:value-type="float" office:value="22141">
            <text:p>22141</text:p>
          </table:table-cell>
          <table:table-cell table:style-name="ce2" office:value-type="float" office:value="29155.0437037132">
            <text:p>29155,04</text:p>
          </table:table-cell>
          <table:table-cell table:style-name="ce2" table:formula="of:=[.D5]-[.$C5]" office:value-type="float" office:value="7014.0437037132">
            <text:p>7014,04</text:p>
          </table:table-cell>
          <table:table-cell table:style-name="ce2" table:formula="of:=[.E5]*100/[.$C5]" office:value-type="float" office:value="31.6789833508568">
            <text:p>31,68</text:p>
          </table:table-cell>
          <table:table-cell table:style-name="ce2" office:value-type="float" office:value="25259.91">
            <text:p>25259,91</text:p>
          </table:table-cell>
          <table:table-cell table:style-name="ce2" table:formula="of:=[.G5]-[.$C5]" office:value-type="float" office:value="3118.91">
            <text:p>3118,91</text:p>
          </table:table-cell>
          <table:table-cell table:style-name="ce2" table:formula="of:=[.H5]*100/[.$C5]" office:value-type="float" office:value="14.0865814552188">
            <text:p>14,09</text:p>
          </table:table-cell>
          <table:table-cell/>
          <table:table-cell table:style-name="ce2" table:formula="of:=[.$E5]-[.$H5]" office:value-type="float" office:value="3895.1337037132">
            <text:p>3895,13</text:p>
          </table:table-cell>
          <table:table-cell table:formula="of:=IF([.K5]&gt;0; RANK([.K5];[.$K$3:.$K$13]; 1); 0)" office:value-type="float" office:value="9">
            <text:p>9</text:p>
          </table:table-cell>
          <table:table-cell table:formula="of:=SIGN([.$E5]-[.$H5])*[.$L5]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roa200</text:p>
          </table:table-cell>
          <table:table-cell office:value-type="float" office:value="200">
            <text:p>200</text:p>
          </table:table-cell>
          <table:table-cell table:style-name="ce3" office:value-type="float" office:value="29368">
            <text:p>29368</text:p>
          </table:table-cell>
          <table:table-cell table:style-name="ce2" office:value-type="float" office:value="35798.4089742819">
            <text:p>35798,41</text:p>
          </table:table-cell>
          <table:table-cell table:style-name="ce2" table:formula="of:=[.D6]-[.$C6]" office:value-type="float" office:value="6430.4089742819">
            <text:p>6430,41</text:p>
          </table:table-cell>
          <table:table-cell table:style-name="ce2" table:formula="of:=[.E6]*100/[.$C6]" office:value-type="float" office:value="21.8959717184755">
            <text:p>21,90</text:p>
          </table:table-cell>
          <table:table-cell table:style-name="ce2" office:value-type="float" office:value="34284.45">
            <text:p>34284,45</text:p>
          </table:table-cell>
          <table:table-cell table:style-name="ce2" table:formula="of:=[.G6]-[.$C6]" office:value-type="float" office:value="4916.45">
            <text:p>4916,45</text:p>
          </table:table-cell>
          <table:table-cell table:style-name="ce2" table:formula="of:=[.H6]*100/[.$C6]" office:value-type="float" office:value="16.7408403704713">
            <text:p>16,74</text:p>
          </table:table-cell>
          <table:table-cell/>
          <table:table-cell table:style-name="ce2" table:formula="of:=[.$E6]-[.$H6]" office:value-type="float" office:value="1513.9589742819">
            <text:p>1513,96</text:p>
          </table:table-cell>
          <table:table-cell table:formula="of:=IF([.K6]&gt;0; RANK([.K6];[.$K$3:.$K$13]; 1); 0)" office:value-type="float" office:value="6">
            <text:p>6</text:p>
          </table:table-cell>
          <table:table-cell table:formula="of:=SIGN([.$E6]-[.$H6])*[.$L6]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il76</text:p>
          </table:table-cell>
          <table:table-cell office:value-type="float" office:value="76">
            <text:p>76</text:p>
          </table:table-cell>
          <table:table-cell table:style-name="ce3" office:value-type="float" office:value="538">
            <text:p>538</text:p>
          </table:table-cell>
          <table:table-cell table:style-name="ce2" office:value-type="float" office:value="664.360930390168">
            <text:p>664,36</text:p>
          </table:table-cell>
          <table:table-cell table:style-name="ce2" table:formula="of:=[.D7]-[.$C7]" office:value-type="float" office:value="126.360930390168">
            <text:p>126,36</text:p>
          </table:table-cell>
          <table:table-cell table:style-name="ce2" table:formula="of:=[.E7]*100/[.$C7]" office:value-type="float" office:value="23.4871617825591">
            <text:p>23,49</text:p>
          </table:table-cell>
          <table:table-cell table:style-name="ce2" office:value-type="float" office:value="618.46">
            <text:p>618,46</text:p>
          </table:table-cell>
          <table:table-cell table:style-name="ce2" table:formula="of:=[.G7]-[.$C7]" office:value-type="float" office:value="80.46">
            <text:p>80,46</text:p>
          </table:table-cell>
          <table:table-cell table:style-name="ce2" table:formula="of:=[.H7]*100/[.$C7]" office:value-type="float" office:value="14.9553903345725">
            <text:p>14,96</text:p>
          </table:table-cell>
          <table:table-cell/>
          <table:table-cell table:style-name="ce2" table:formula="of:=[.$E7]-[.$H7]" office:value-type="float" office:value="45.900930390168">
            <text:p>45,90</text:p>
          </table:table-cell>
          <table:table-cell table:formula="of:=IF([.K7]&gt;0; RANK([.K7];[.$K$3:.$K$13]; 1); 0)" office:value-type="float" office:value="2">
            <text:p>2</text:p>
          </table:table-cell>
          <table:table-cell table:formula="of:=SIGN([.$E7]-[.$H7])*[.$L7]"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t48</text:p>
          </table:table-cell>
          <table:table-cell office:value-type="float" office:value="48">
            <text:p>48</text:p>
          </table:table-cell>
          <table:table-cell table:style-name="ce3" office:value-type="float" office:value="10628">
            <text:p>10628</text:p>
          </table:table-cell>
          <table:table-cell table:style-name="ce2" office:value-type="float" office:value="40526.4210563037">
            <text:p>40526,42</text:p>
          </table:table-cell>
          <table:table-cell table:style-name="ce2" table:formula="of:=[.D8]-[.$C8]" office:value-type="float" office:value="29898.4210563037">
            <text:p>29898,42</text:p>
          </table:table-cell>
          <table:table-cell table:style-name="ce2" table:formula="of:=[.E8]*100/[.$C8]" office:value-type="float" office:value="281.317473243354">
            <text:p>281,32</text:p>
          </table:table-cell>
          <table:table-cell table:style-name="ce2" office:value-type="float" office:value="37417.51">
            <text:p>37417,51</text:p>
          </table:table-cell>
          <table:table-cell table:style-name="ce2" table:formula="of:=[.G8]-[.$C8]" office:value-type="float" office:value="26789.51">
            <text:p>26789,51</text:p>
          </table:table-cell>
          <table:table-cell table:style-name="ce2" table:formula="of:=[.H8]*100/[.$C8]" office:value-type="float" office:value="252.065393300715">
            <text:p>252,07</text:p>
          </table:table-cell>
          <table:table-cell/>
          <table:table-cell table:style-name="ce2" table:formula="of:=[.$E8]-[.$H8]" office:value-type="float" office:value="3108.9110563037">
            <text:p>3108,91</text:p>
          </table:table-cell>
          <table:table-cell table:formula="of:=IF([.K8]&gt;0; RANK([.K8];[.$K$3:.$K$13]; 1); 0)" office:value-type="float" office:value="8">
            <text:p>8</text:p>
          </table:table-cell>
          <table:table-cell table:formula="of:=SIGN([.$E8]-[.$H8])*[.$L8]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ier127</text:p>
          </table:table-cell>
          <table:table-cell office:value-type="float" office:value="127">
            <text:p>127</text:p>
          </table:table-cell>
          <table:table-cell table:style-name="ce3" office:value-type="float" office:value="118282">
            <text:p>118282</text:p>
          </table:table-cell>
          <table:table-cell table:style-name="ce2" office:value-type="float" office:value="145102.090211318">
            <text:p>145102,09</text:p>
          </table:table-cell>
          <table:table-cell table:style-name="ce2" table:formula="of:=[.D9]-[.$C9]" office:value-type="float" office:value="26820.090211318">
            <text:p>26820,09</text:p>
          </table:table-cell>
          <table:table-cell table:style-name="ce2" table:formula="of:=[.E9]*100/[.$C9]" office:value-type="float" office:value="22.6747013166145">
            <text:p>22,67</text:p>
          </table:table-cell>
          <table:table-cell table:style-name="ce2" office:value-type="float" office:value="139192.05">
            <text:p>139192,05</text:p>
          </table:table-cell>
          <table:table-cell table:style-name="ce2" table:formula="of:=[.G9]-[.$C9]" office:value-type="float" office:value="20910.05">
            <text:p>20910,05</text:p>
          </table:table-cell>
          <table:table-cell table:style-name="ce2" table:formula="of:=[.H9]*100/[.$C9]" office:value-type="float" office:value="17.6781336128912">
            <text:p>17,68</text:p>
          </table:table-cell>
          <table:table-cell/>
          <table:table-cell table:style-name="ce2" table:formula="of:=[.$E9]-[.$H9]" office:value-type="float" office:value="5910.040211318">
            <text:p>5910,04</text:p>
          </table:table-cell>
          <table:table-cell table:formula="of:=IF([.K9]&gt;0; RANK([.K9];[.$K$3:.$K$13]; 1); 0)" office:value-type="float" office:value="10">
            <text:p>10</text:p>
          </table:table-cell>
          <table:table-cell table:formula="of:=SIGN([.$E9]-[.$H9])*[.$L9]"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il101</text:p>
          </table:table-cell>
          <table:table-cell office:value-type="float" office:value="101">
            <text:p>101</text:p>
          </table:table-cell>
          <table:table-cell table:style-name="ce3" office:value-type="float" office:value="629">
            <text:p>629</text:p>
          </table:table-cell>
          <table:table-cell table:style-name="ce2" office:value-type="float" office:value="876.491558705815">
            <text:p>876,49</text:p>
          </table:table-cell>
          <table:table-cell table:style-name="ce2" table:formula="of:=[.D10]-[.$C10]" office:value-type="float" office:value="247.491558705815">
            <text:p>247,49</text:p>
          </table:table-cell>
          <table:table-cell table:style-name="ce2" table:formula="of:=[.E10]*100/[.$C10]" office:value-type="float" office:value="39.3468296829595">
            <text:p>39,35</text:p>
          </table:table-cell>
          <table:table-cell table:style-name="ce2" office:value-type="float" office:value="709.47">
            <text:p>709,47</text:p>
          </table:table-cell>
          <table:table-cell table:style-name="ce2" table:formula="of:=[.G10]-[.$C10]" office:value-type="float" office:value="80.47">
            <text:p>80,47</text:p>
          </table:table-cell>
          <table:table-cell table:style-name="ce2" table:formula="of:=[.H10]*100/[.$C10]" office:value-type="float" office:value="12.7933227344992">
            <text:p>12,79</text:p>
          </table:table-cell>
          <table:table-cell/>
          <table:table-cell table:style-name="ce2" table:formula="of:=[.$E10]-[.$H10]" office:value-type="float" office:value="167.021558705815">
            <text:p>167,02</text:p>
          </table:table-cell>
          <table:table-cell table:formula="of:=IF([.K10]&gt;0; RANK([.K10];[.$K$3:.$K$13]; 1); 0)" office:value-type="float" office:value="4">
            <text:p>4</text:p>
          </table:table-cell>
          <table:table-cell table:formula="of:=SIGN([.$E10]-[.$H10])*[.$L10]" office:value-type="float" office:value="4">
            <text:p>4</text:p>
          </table:table-cell>
          <table:table-cell/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office:value-type="string">
            <text:p>eil51</text:p>
          </table:table-cell>
          <table:table-cell office:value-type="float" office:value="51">
            <text:p>51</text:p>
          </table:table-cell>
          <table:table-cell table:style-name="ce3" office:value-type="float" office:value="426">
            <text:p>426</text:p>
          </table:table-cell>
          <table:table-cell table:style-name="ce2" office:value-type="float" office:value="513.610006884723">
            <text:p>513,61</text:p>
          </table:table-cell>
          <table:table-cell table:style-name="ce2" table:formula="of:=[.D11]-[.$C11]" office:value-type="float" office:value="87.610006884723">
            <text:p>87,61</text:p>
          </table:table-cell>
          <table:table-cell table:style-name="ce2" table:formula="of:=[.E11]*100/[.$C11]" office:value-type="float" office:value="20.5657293156627">
            <text:p>20,57</text:p>
          </table:table-cell>
          <table:table-cell table:style-name="ce2" office:value-type="float" office:value="481.61">
            <text:p>481,61</text:p>
          </table:table-cell>
          <table:table-cell table:style-name="ce2" table:formula="of:=[.G11]-[.$C11]" office:value-type="float" office:value="55.61">
            <text:p>55,61</text:p>
          </table:table-cell>
          <table:table-cell table:style-name="ce2" table:formula="of:=[.H11]*100/[.$C11]" office:value-type="float" office:value="13.0539906103286">
            <text:p>13,05</text:p>
          </table:table-cell>
          <table:table-cell/>
          <table:table-cell table:style-name="ce2" table:formula="of:=[.$E11]-[.$H11]" office:value-type="float" office:value="32.000006884723">
            <text:p>32,00</text:p>
          </table:table-cell>
          <table:table-cell table:formula="of:=IF([.K11]&gt;0; RANK([.K11];[.$K$3:.$K$13]; 1); 0)" office:value-type="float" office:value="1">
            <text:p>1</text:p>
          </table:table-cell>
          <table:table-cell table:formula="of:=SIGN([.$E11]-[.$H11])*[.$L11]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kroa100</text:p>
          </table:table-cell>
          <table:table-cell office:value-type="float" office:value="100">
            <text:p>100</text:p>
          </table:table-cell>
          <table:table-cell table:style-name="ce3" office:value-type="float" office:value="21282">
            <text:p>21282</text:p>
          </table:table-cell>
          <table:table-cell table:style-name="ce2" office:value-type="float" office:value="26856.3885912416">
            <text:p>26856,39</text:p>
          </table:table-cell>
          <table:table-cell table:style-name="ce2" table:formula="of:=[.D12]-[.$C12]" office:value-type="float" office:value="5574.3885912416">
            <text:p>5574,39</text:p>
          </table:table-cell>
          <table:table-cell table:style-name="ce2" table:formula="of:=[.E12]*100/[.$C12]" office:value-type="float" office:value="26.1929733636012">
            <text:p>26,19</text:p>
          </table:table-cell>
          <table:table-cell table:style-name="ce2" office:value-type="float" office:value="25232.01">
            <text:p>25232,01</text:p>
          </table:table-cell>
          <table:table-cell table:style-name="ce2" table:formula="of:=[.G12]-[.$C12]" office:value-type="float" office:value="3950.01">
            <text:p>3950,01</text:p>
          </table:table-cell>
          <table:table-cell table:style-name="ce2" table:formula="of:=[.H12]*100/[.$C12]" office:value-type="float" office:value="18.5603326755004">
            <text:p>18,56</text:p>
          </table:table-cell>
          <table:table-cell/>
          <table:table-cell table:style-name="ce2" table:formula="of:=[.$E12]-[.$H12]" office:value-type="float" office:value="1624.3785912416">
            <text:p>1624,38</text:p>
          </table:table-cell>
          <table:table-cell table:formula="of:=IF([.K12]&gt;0; RANK([.K12];[.$K$3:.$K$13]; 1); 0)" office:value-type="float" office:value="7">
            <text:p>7</text:p>
          </table:table-cell>
          <table:table-cell table:formula="of:=SIGN([.$E12]-[.$H12])*[.$L12]"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2" table:number-columns-repeated="6"/>
          <table:table-cell/>
          <table:table-cell table:style-name="ce5" office:value-type="string">
            <text:p>W</text:p>
          </table:table-cell>
          <table:table-cell table:style-name="ce6" table:formula="of:=SUM([.$M$3:.$M$13])" office:value-type="float" office:value="55">
            <text:p>5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media</text:p>
          </table:table-cell>
          <table:table-cell table:formula="of:=SUM([.E3:.E12])/10" office:value-type="float" office:value="7899.08823775177">
            <text:p>7899,0882377518</text:p>
          </table:table-cell>
          <table:table-cell/>
          <table:table-cell office:value-type="string">
            <text:p>media</text:p>
          </table:table-cell>
          <table:table-cell table:formula="of:=SUM([.H3:.H12])/10" office:value-type="float" office:value="6147.688">
            <text:p>6147,688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string">
            <text:p>mediana</text:p>
          </table:table-cell>
          <table:table-cell table:formula="of:=MEDIAN([.E3:.E12])" office:value-type="float" office:value="4117.9623675382">
            <text:p>4117,9623675382</text:p>
          </table:table-cell>
          <table:table-cell/>
          <table:table-cell office:value-type="string">
            <text:p>mediana</text:p>
          </table:table-cell>
          <table:table-cell table:formula="of:=MEDIAN([.H3:.H12])" office:value-type="float" office:value="2313.8">
            <text:p>2313,8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table:number-columns-repeated="3"/>
          <table:table-cell office:value-type="string">
            <text:p>dev std</text:p>
          </table:table-cell>
          <table:table-cell table:formula="of:=STDEV([.E3:.E12])" office:value-type="float" office:value="11145.9178140333">
            <text:p>11145,9178140333</text:p>
          </table:table-cell>
          <table:table-cell/>
          <table:table-cell office:value-type="string">
            <text:p>dev std</text:p>
          </table:table-cell>
          <table:table-cell table:formula="of:=STDEV([.H3:.H12])" office:value-type="float" office:value="9596.0967618145">
            <text:p>9596,09676181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asimmetria</text:p>
          </table:table-cell>
          <table:table-cell table:formula="of:=SKEW([.E3:.E12])" office:value-type="float" office:value="1.54445465052069">
            <text:p>1,5444546505</text:p>
          </table:table-cell>
          <table:table-cell/>
          <table:table-cell office:value-type="string">
            <text:p>asimmetria</text:p>
          </table:table-cell>
          <table:table-cell table:formula="of:=SKEW([.H3:.H12])" office:value-type="float" office:value="1.72492510327629">
            <text:p>1,7249251033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4">
          <table:table-cell table:style-name="ce1" office:value-type="string">
            <text:p>Local search</text:p>
          </table:table-cell>
          <table:table-cell table:number-columns-repeated="2"/>
          <table:table-cell table:style-name="ce1" office:value-type="string">
            <text:p>Simulated annealing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 table:style-name="ce1" office:value-type="string">
            <text:p>Tabu search</text:p>
          </table:table-cell>
          <table:table-cell office:value-type="string">
            <text:p>delta</text:p>
          </table:table-cell>
          <table:table-cell office:value-type="string">
            <text:p>%</text:p>
          </table:table-cell>
          <table:table-cell/>
          <table:table-cell table:style-name="ce4" office:value-type="string">
            <text:p>Abs diff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i</text:p>
          </table:table-cell>
          <table:table-cell table:number-columns-repeated="4"/>
        </table:table-row>
        <table:table-row table:style-name="ro1">
          <table:table-cell table:style-name="ce2" office:value-type="float" office:value="769.28311265699">
            <text:p>769,28</text:p>
          </table:table-cell>
          <table:table-cell table:number-columns-repeated="2"/>
          <table:table-cell table:style-name="ce2" office:value-type="float" office:value="805.531200843777">
            <text:p>805,53</text:p>
          </table:table-cell>
          <table:table-cell table:style-name="ce2" table:formula="of:=[.D20]-[.$C3]" office:value-type="float" office:value="130.531200843777">
            <text:p>130,53</text:p>
          </table:table-cell>
          <table:table-cell table:style-name="ce2" table:formula="of:=[.E20]*100/[.$C3]" office:value-type="float" office:value="19.3379556805596">
            <text:p>19,34</text:p>
          </table:table-cell>
          <table:table-cell table:style-name="ce2" office:value-type="float" office:value="739.413163593323">
            <text:p>739,41</text:p>
          </table:table-cell>
          <table:table-cell table:style-name="ce2" table:formula="of:=[.G20]-[.$C3]" office:value-type="float" office:value="64.413163593323">
            <text:p>64,41</text:p>
          </table:table-cell>
          <table:table-cell table:style-name="ce2" table:formula="of:=[.H20]*100/[.$C3]" office:value-type="float" office:value="9.54269090271452">
            <text:p>9,54</text:p>
          </table:table-cell>
          <table:table-cell/>
          <table:table-cell table:style-name="ce2" table:formula="of:=ABS([.$E20]-[.$H20])" office:value-type="float" office:value="66.118037250454">
            <text:p>66,12</text:p>
          </table:table-cell>
          <table:table-cell table:formula="of:=IF([.K20]&gt;0; RANK([.$K20]; [.$K$20:.$K$30]; 1); 0)" office:value-type="float" office:value="4">
            <text:p>4</text:p>
          </table:table-cell>
          <table:table-cell table:formula="of:=SIGN([.$E20]-[.$H20])*[.$L2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float" office:value="8750.67628129445">
            <text:p>8750,68</text:p>
          </table:table-cell>
          <table:table-cell table:number-columns-repeated="2"/>
          <table:table-cell table:style-name="ce2" office:value-type="float" office:value="8980.91827932919">
            <text:p>8980,92</text:p>
          </table:table-cell>
          <table:table-cell table:style-name="ce2" table:formula="of:=[.D21]-[.$C4]" office:value-type="float" office:value="1438.91827932919">
            <text:p>1438,92</text:p>
          </table:table-cell>
          <table:table-cell table:style-name="ce2" table:formula="of:=[.E21]*100/[.$C4]" office:value-type="float" office:value="19.0787361353645">
            <text:p>19,08</text:p>
          </table:table-cell>
          <table:table-cell table:style-name="ce2" office:value-type="float" office:value="8594.96974823522">
            <text:p>8594,97</text:p>
          </table:table-cell>
          <table:table-cell table:style-name="ce2" table:formula="of:=[.G21]-[.$C4]" office:value-type="float" office:value="1052.96974823522">
            <text:p>1052,97</text:p>
          </table:table-cell>
          <table:table-cell table:style-name="ce2" table:formula="of:=[.H21]*100/[.$C4]" office:value-type="float" office:value="13.961412731838">
            <text:p>13,96</text:p>
          </table:table-cell>
          <table:table-cell/>
          <table:table-cell table:style-name="ce2" table:formula="of:=ABS([.$E21]-[.$H21])" office:value-type="float" office:value="385.948531093969">
            <text:p>385,95</text:p>
          </table:table-cell>
          <table:table-cell table:formula="of:=IF([.K21]&gt;0; RANK([.$K21]; [.$K$20:.$K$30]; 1); 0)" office:value-type="float" office:value="5">
            <text:p>5</text:p>
          </table:table-cell>
          <table:table-cell table:formula="of:=SIGN([.$E21]-[.$H21])*[.$L21]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4673.1616620019">
            <text:p>24673,16</text:p>
          </table:table-cell>
          <table:table-cell table:number-columns-repeated="2"/>
          <table:table-cell table:style-name="ce2" office:value-type="float" office:value="29155.0437037132">
            <text:p>29155,04</text:p>
          </table:table-cell>
          <table:table-cell table:style-name="ce2" table:formula="of:=[.D22]-[.$C5]" office:value-type="float" office:value="7014.0437037132">
            <text:p>7014,04</text:p>
          </table:table-cell>
          <table:table-cell table:style-name="ce2" table:formula="of:=[.E22]*100/[.$C5]" office:value-type="float" office:value="31.6789833508568">
            <text:p>31,68</text:p>
          </table:table-cell>
          <table:table-cell table:style-name="ce2" office:value-type="float" office:value="24673.1616620019">
            <text:p>24673,16</text:p>
          </table:table-cell>
          <table:table-cell table:style-name="ce2" table:formula="of:=[.G22]-[.$C5]" office:value-type="float" office:value="2532.1616620019">
            <text:p>2532,16</text:p>
          </table:table-cell>
          <table:table-cell table:style-name="ce2" table:formula="of:=[.H22]*100/[.$C5]" office:value-type="float" office:value="11.4365279888077">
            <text:p>11,44</text:p>
          </table:table-cell>
          <table:table-cell/>
          <table:table-cell table:style-name="ce2" table:formula="of:=ABS([.$E22]-[.$H22])" office:value-type="float" office:value="4481.8820417113">
            <text:p>4481,88</text:p>
          </table:table-cell>
          <table:table-cell table:formula="of:=IF([.K22]&gt;0; RANK([.$K22]; [.$K$20:.$K$30]; 1); 0)" office:value-type="float" office:value="9">
            <text:p>9</text:p>
          </table:table-cell>
          <table:table-cell table:formula="of:=SIGN([.$E22]-[.$H22])*[.$L22]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2" office:value-type="float" office:value="34179.7800462485">
            <text:p>34179,78</text:p>
          </table:table-cell>
          <table:table-cell table:number-columns-repeated="2"/>
          <table:table-cell table:style-name="ce2" office:value-type="float" office:value="35798.4089742819">
            <text:p>35798,41</text:p>
          </table:table-cell>
          <table:table-cell table:style-name="ce2" table:formula="of:=[.D23]-[.$C6]" office:value-type="float" office:value="6430.4089742819">
            <text:p>6430,41</text:p>
          </table:table-cell>
          <table:table-cell table:style-name="ce2" table:formula="of:=[.E23]*100/[.$C6]" office:value-type="float" office:value="21.8959717184755">
            <text:p>21,90</text:p>
          </table:table-cell>
          <table:table-cell table:style-name="ce2" office:value-type="float" office:value="33582.8148704319">
            <text:p>33582,81</text:p>
          </table:table-cell>
          <table:table-cell table:style-name="ce2" table:formula="of:=[.G23]-[.$C6]" office:value-type="float" office:value="4214.8148704319">
            <text:p>4214,81</text:p>
          </table:table-cell>
          <table:table-cell table:style-name="ce2" table:formula="of:=[.H23]*100/[.$C6]" office:value-type="float" office:value="14.3517259276488">
            <text:p>14,35</text:p>
          </table:table-cell>
          <table:table-cell/>
          <table:table-cell table:style-name="ce2" table:formula="of:=ABS([.$E23]-[.$H23])" office:value-type="float" office:value="2215.59410384999">
            <text:p>2215,59</text:p>
          </table:table-cell>
          <table:table-cell table:formula="of:=IF([.K23]&gt;0; RANK([.$K23]; [.$K$20:.$K$30]; 1); 0)" office:value-type="float" office:value="7">
            <text:p>7</text:p>
          </table:table-cell>
          <table:table-cell table:formula="of:=SIGN([.$E23]-[.$H23])*[.$L23]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2" office:value-type="float" office:value="638.217979814192">
            <text:p>638,22</text:p>
          </table:table-cell>
          <table:table-cell table:number-columns-repeated="2"/>
          <table:table-cell table:style-name="ce2" office:value-type="float" office:value="664.360930390168">
            <text:p>664,36</text:p>
          </table:table-cell>
          <table:table-cell table:style-name="ce2" table:formula="of:=[.D24]-[.$C7]" office:value-type="float" office:value="126.360930390168">
            <text:p>126,36</text:p>
          </table:table-cell>
          <table:table-cell table:style-name="ce2" table:formula="of:=[.E24]*100/[.$C7]" office:value-type="float" office:value="23.4871617825591">
            <text:p>23,49</text:p>
          </table:table-cell>
          <table:table-cell table:style-name="ce2" office:value-type="float" office:value="606.785568020643">
            <text:p>606,79</text:p>
          </table:table-cell>
          <table:table-cell table:style-name="ce2" table:formula="of:=[.G24]-[.$C7]" office:value-type="float" office:value="68.785568020643">
            <text:p>68,79</text:p>
          </table:table-cell>
          <table:table-cell table:style-name="ce2" table:formula="of:=[.H24]*100/[.$C7]" office:value-type="float" office:value="12.7854215651753">
            <text:p>12,79</text:p>
          </table:table-cell>
          <table:table-cell/>
          <table:table-cell table:style-name="ce2" table:formula="of:=ABS([.$E24]-[.$H24])" office:value-type="float" office:value="57.575362369525">
            <text:p>57,58</text:p>
          </table:table-cell>
          <table:table-cell table:formula="of:=IF([.K24]&gt;0; RANK([.$K24]; [.$K$20:.$K$30]; 1); 0)" office:value-type="float" office:value="2">
            <text:p>2</text:p>
          </table:table-cell>
          <table:table-cell table:formula="of:=SIGN([.$E24]-[.$H24])*[.$L24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float" office:value="38001.0274265992">
            <text:p>38001,03</text:p>
          </table:table-cell>
          <table:table-cell table:number-columns-repeated="2"/>
          <table:table-cell table:style-name="ce2" office:value-type="float" office:value="40322.0234069633">
            <text:p>40322,02</text:p>
          </table:table-cell>
          <table:table-cell table:style-name="ce2" table:formula="of:=[.D25]-[.$C8]" office:value-type="float" office:value="29694.0234069633">
            <text:p>29694,02</text:p>
          </table:table-cell>
          <table:table-cell table:style-name="ce2" table:formula="of:=[.E25]*100/[.$C8]" office:value-type="float" office:value="279.39427368238">
            <text:p>279,39</text:p>
          </table:table-cell>
          <table:table-cell table:style-name="ce2" office:value-type="float" office:value="36362.8894027193">
            <text:p>36362,89</text:p>
          </table:table-cell>
          <table:table-cell table:style-name="ce2" table:formula="of:=[.G25]-[.$C8]" office:value-type="float" office:value="25734.8894027193">
            <text:p>25734,89</text:p>
          </table:table-cell>
          <table:table-cell table:style-name="ce2" table:formula="of:=[.H25]*100/[.$C8]" office:value-type="float" office:value="242.142354184412">
            <text:p>242,14</text:p>
          </table:table-cell>
          <table:table-cell/>
          <table:table-cell table:style-name="ce2" table:formula="of:=ABS([.$E25]-[.$H25])" office:value-type="float" office:value="3959.134004244">
            <text:p>3959,13</text:p>
          </table:table-cell>
          <table:table-cell table:formula="of:=IF([.K25]&gt;0; RANK([.$K25]; [.$K$20:.$K$30]; 1); 0)" office:value-type="float" office:value="8">
            <text:p>8</text:p>
          </table:table-cell>
          <table:table-cell table:formula="of:=SIGN([.$E25]-[.$H25])*[.$L25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2" office:value-type="float" office:value="136124.890597607">
            <text:p>136124,89</text:p>
          </table:table-cell>
          <table:table-cell table:number-columns-repeated="2"/>
          <table:table-cell table:style-name="ce2" office:value-type="float" office:value="145102.090211318">
            <text:p>145102,09</text:p>
          </table:table-cell>
          <table:table-cell table:style-name="ce2" table:formula="of:=[.D26]-[.$C9]" office:value-type="float" office:value="26820.090211318">
            <text:p>26820,09</text:p>
          </table:table-cell>
          <table:table-cell table:style-name="ce2" table:formula="of:=[.E26]*100/[.$C9]" office:value-type="float" office:value="22.6747013166145">
            <text:p>22,67</text:p>
          </table:table-cell>
          <table:table-cell table:style-name="ce2" office:value-type="float" office:value="136124.890597607">
            <text:p>136124,89</text:p>
          </table:table-cell>
          <table:table-cell table:style-name="ce2" table:formula="of:=[.G26]-[.$C9]" office:value-type="float" office:value="17842.890597607">
            <text:p>17842,89</text:p>
          </table:table-cell>
          <table:table-cell table:style-name="ce2" table:formula="of:=[.H26]*100/[.$C9]" office:value-type="float" office:value="15.0850430307291">
            <text:p>15,09</text:p>
          </table:table-cell>
          <table:table-cell/>
          <table:table-cell table:style-name="ce2" table:formula="of:=ABS([.$E26]-[.$H26])" office:value-type="float" office:value="8977.19961371098">
            <text:p>8977,20</text:p>
          </table:table-cell>
          <table:table-cell table:formula="of:=IF([.K26]&gt;0; RANK([.$K26]; [.$K$20:.$K$30]; 1); 0)" office:value-type="float" office:value="10">
            <text:p>10</text:p>
          </table:table-cell>
          <table:table-cell table:formula="of:=SIGN([.$E26]-[.$H26])*[.$L26]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844.316564251926">
            <text:p>844,32</text:p>
          </table:table-cell>
          <table:table-cell table:number-columns-repeated="2"/>
          <table:table-cell table:style-name="ce2" office:value-type="float" office:value="875.392877224654">
            <text:p>875,39</text:p>
          </table:table-cell>
          <table:table-cell table:style-name="ce2" table:formula="of:=[.D27]-[.$C10]" office:value-type="float" office:value="246.392877224654">
            <text:p>246,39</text:p>
          </table:table-cell>
          <table:table-cell table:style-name="ce2" table:formula="of:=[.E27]*100/[.$C10]" office:value-type="float" office:value="39.1721585412804">
            <text:p>39,17</text:p>
          </table:table-cell>
          <table:table-cell table:style-name="ce2" office:value-type="float" office:value="835.282539975982">
            <text:p>835,28</text:p>
          </table:table-cell>
          <table:table-cell table:style-name="ce2" table:formula="of:=[.G27]-[.$C10]" office:value-type="float" office:value="206.282539975982">
            <text:p>206,28</text:p>
          </table:table-cell>
          <table:table-cell table:style-name="ce2" table:formula="of:=[.H27]*100/[.$C10]" office:value-type="float" office:value="32.7953163713803">
            <text:p>32,80</text:p>
          </table:table-cell>
          <table:table-cell/>
          <table:table-cell table:style-name="ce2" table:formula="of:=ABS([.$E27]-[.$H27])" office:value-type="float" office:value="40.110337248672">
            <text:p>40,11</text:p>
          </table:table-cell>
          <table:table-cell table:formula="of:=IF([.K27]&gt;0; RANK([.$K27]; [.$K$20:.$K$30]; 1); 0)" office:value-type="float" office:value="1">
            <text:p>1</text:p>
          </table:table-cell>
          <table:table-cell table:formula="of:=SIGN([.$E27]-[.$H27])*[.$L2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464.822459502995">
            <text:p>464,82</text:p>
          </table:table-cell>
          <table:table-cell table:number-columns-repeated="2"/>
          <table:table-cell table:style-name="ce2" office:value-type="float" office:value="513.610006884723">
            <text:p>513,61</text:p>
          </table:table-cell>
          <table:table-cell table:style-name="ce2" table:formula="of:=[.D28]-[.$C11]" office:value-type="float" office:value="87.610006884723">
            <text:p>87,61</text:p>
          </table:table-cell>
          <table:table-cell table:style-name="ce2" table:formula="of:=[.E28]*100/[.$C11]" office:value-type="float" office:value="20.5657293156627">
            <text:p>20,57</text:p>
          </table:table-cell>
          <table:table-cell table:style-name="ce2" office:value-type="float" office:value="452.244743194603">
            <text:p>452,24</text:p>
          </table:table-cell>
          <table:table-cell table:style-name="ce2" table:formula="of:=[.G28]-[.$C11]" office:value-type="float" office:value="26.244743194603">
            <text:p>26,24</text:p>
          </table:table-cell>
          <table:table-cell table:style-name="ce2" table:formula="of:=[.H28]*100/[.$C11]" office:value-type="float" office:value="6.16073783910869">
            <text:p>6,16</text:p>
          </table:table-cell>
          <table:table-cell/>
          <table:table-cell table:style-name="ce2" table:formula="of:=ABS([.$E28]-[.$H28])" office:value-type="float" office:value="61.36526369012">
            <text:p>61,37</text:p>
          </table:table-cell>
          <table:table-cell table:formula="of:=IF([.K28]&gt;0; RANK([.$K28]; [.$K$20:.$K$30]; 1); 0)" office:value-type="float" office:value="3">
            <text:p>3</text:p>
          </table:table-cell>
          <table:table-cell table:formula="of:=SIGN([.$E28]-[.$H28])*[.$L28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float" office:value="26136.1908866748">
            <text:p>26136,19</text:p>
          </table:table-cell>
          <table:table-cell table:number-columns-repeated="2"/>
          <table:table-cell table:style-name="ce2" office:value-type="float" office:value="26524.068250543">
            <text:p>26524,07</text:p>
          </table:table-cell>
          <table:table-cell table:style-name="ce2" table:formula="of:=[.D29]-[.$C12]" office:value-type="float" office:value="5242.068250543">
            <text:p>5242,07</text:p>
          </table:table-cell>
          <table:table-cell table:style-name="ce2" table:formula="of:=[.E29]*100/[.$C12]" office:value-type="float" office:value="24.6314643855982">
            <text:p>24,63</text:p>
          </table:table-cell>
          <table:table-cell table:style-name="ce2" office:value-type="float" office:value="26077.5489917671">
            <text:p>26077,55</text:p>
          </table:table-cell>
          <table:table-cell table:style-name="ce2" table:formula="of:=[.G29]-[.$C12]" office:value-type="float" office:value="4795.5489917671">
            <text:p>4795,55</text:p>
          </table:table-cell>
          <table:table-cell table:style-name="ce2" table:formula="of:=[.H29]*100/[.$C12]" office:value-type="float" office:value="22.533356788681">
            <text:p>22,53</text:p>
          </table:table-cell>
          <table:table-cell/>
          <table:table-cell table:style-name="ce2" table:formula="of:=ABS([.$E29]-[.$H29])" office:value-type="float" office:value="446.519258775901">
            <text:p>446,52</text:p>
          </table:table-cell>
          <table:table-cell table:formula="of:=IF([.K29]&gt;0; RANK([.$K29]; [.$K$20:.$K$30]; 1); 0)" office:value-type="float" office:value="6">
            <text:p>6</text:p>
          </table:table-cell>
          <table:table-cell table:formula="of:=SIGN([.$E29]-[.$H29])*[.$L29]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6"/>
          <table:table-cell/>
          <table:table-cell table:style-name="ce5" office:value-type="string">
            <text:p>W</text:p>
          </table:table-cell>
          <table:table-cell table:style-name="ce6" table:formula="of:=SUM([.$M$20:.$M$30])"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</text:p>
          </table:table-cell>
          <table:table-cell table:formula="of:=SUM([.E20:.E29])/10" office:value-type="float" office:value="7723.04478414919">
            <text:p>7723,0447841492</text:p>
          </table:table-cell>
          <table:table-cell/>
          <table:table-cell office:value-type="string">
            <text:p>media</text:p>
          </table:table-cell>
          <table:table-cell table:formula="of:=SUM([.H20:.H29])/10" office:value-type="float" office:value="5653.9001287547">
            <text:p>5653,90012875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mediana</text:p>
          </table:table-cell>
          <table:table-cell table:formula="of:=MEDIAN([.E20:.E29])" office:value-type="float" office:value="3340.4932649361">
            <text:p>3340,4932649361</text:p>
          </table:table-cell>
          <table:table-cell/>
          <table:table-cell office:value-type="string">
            <text:p>mediana</text:p>
          </table:table-cell>
          <table:table-cell table:formula="of:=MEDIAN([.H20:.H29])" office:value-type="float" office:value="1792.56570511856">
            <text:p>1792,5657051186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>
            <text:p>dev std</text:p>
          </table:table-cell>
          <table:table-cell table:formula="of:=STDEV([.E20:.E29])" office:value-type="float" office:value="11179.3270623912">
            <text:p>11179,3270623912</text:p>
          </table:table-cell>
          <table:table-cell/>
          <table:table-cell office:value-type="string">
            <text:p>dev std</text:p>
          </table:table-cell>
          <table:table-cell table:formula="of:=STDEV([.H20:.H29])" office:value-type="float" office:value="8877.70037209063">
            <text:p>8877,70037209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asimmetria</text:p>
          </table:table-cell>
          <table:table-cell table:formula="of:=SKEW([.E20:.E29])" office:value-type="float" office:value="1.54732551911536">
            <text:p>1,5473255191</text:p>
          </table:table-cell>
          <table:table-cell/>
          <table:table-cell office:value-type="string">
            <text:p>asimmetria</text:p>
          </table:table-cell>
          <table:table-cell table:formula="of:=SKEW([.H20:.H29])" office:value-type="float" office:value="1.80405902537931">
            <text:p>1,8040590254</text:p>
          </table:table-cell>
          <table:table-cell table:number-columns-repeated="9"/>
        </table:table-row>
        <table:table-row table:style-name="ro1" table:number-rows-repeated="104854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oglio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number-columns-repeated="4"/>
          <table:table-cell office:value-type="string">
            <text:p>Solutions</text:p>
          </table:table-cell>
          <table:table-cell table:number-columns-repeated="3"/>
        </table:table-row>
        <table:table-row table:style-name="ro4">
          <table:table-cell/>
          <table:table-cell table:style-name="ce1" office:value-type="string">
            <text:p>TSP instance</text:p>
          </table:table-cell>
          <table:table-cell table:style-name="ce1" office:value-type="string">
            <text:p>Num of nodes</text:p>
          </table:table-cell>
          <table:table-cell table:style-name="ce1" office:value-type="string">
            <text:p>Best known solution </text:p>
          </table:table-cell>
          <table:table-cell table:style-name="ce1" office:value-type="string">
            <text:p>Nearest neighbor</text:p>
          </table:table-cell>
          <table:table-cell table:style-name="ce1" office:value-type="string">
            <text:p>Local search</text:p>
          </table:table-cell>
          <table:table-cell table:style-name="ce1" office:value-type="string">
            <text:p>Simulated annealing</text:p>
          </table:table-cell>
          <table:table-cell table:style-name="ce1" office:value-type="string">
            <text:p>Tabu search</text:p>
          </table:table-cell>
        </table:table-row>
        <table:table-row table:style-name="ro5">
          <table:table-cell/>
          <table:table-cell office:value-type="string">
            <text:p>st70</text:p>
          </table:table-cell>
          <table:table-cell office:value-type="float" office:value="70">
            <text:p>70</text:p>
          </table:table-cell>
          <table:table-cell office:value-type="float" office:value="675">
            <text:p>675</text:p>
          </table:table-cell>
          <table:table-cell office:value-type="float" office:value="805.53">
            <text:p>805,53</text:p>
          </table:table-cell>
          <table:table-cell office:value-type="float" office:value="769.28">
            <text:p>769,28</text:p>
          </table:table-cell>
          <table:table-cell office:value-type="float" office:value="805.43">
            <text:p>805,43</text:p>
          </table:table-cell>
          <table:table-cell office:value-type="float" office:value="739.41">
            <text:p>739,41</text:p>
          </table:table-cell>
        </table:table-row>
        <table:table-row table:style-name="ro1">
          <table:table-cell/>
          <table:table-cell office:value-type="string">
            <text:p>berlin52</text:p>
          </table:table-cell>
          <table:table-cell office:value-type="float" office:value="52">
            <text:p>52</text:p>
          </table:table-cell>
          <table:table-cell office:value-type="float" office:value="7542">
            <text:p>7542</text:p>
          </table:table-cell>
          <table:table-cell office:value-type="float" office:value="10203.53">
            <text:p>10203,53</text:p>
          </table:table-cell>
          <table:table-cell office:value-type="float" office:value="8750.67">
            <text:p>8750,67</text:p>
          </table:table-cell>
          <table:table-cell office:value-type="float" office:value="8980.91">
            <text:p>8980,91</text:p>
          </table:table-cell>
          <table:table-cell office:value-type="float" office:value="8594.96">
            <text:p>8594,96</text:p>
          </table:table-cell>
        </table:table-row>
        <table:table-row table:style-name="ro5">
          <table:table-cell/>
          <table:table-cell office:value-type="string">
            <text:p>krob100</text:p>
          </table:table-cell>
          <table:table-cell office:value-type="float" office:value="100">
            <text:p>100</text:p>
          </table:table-cell>
          <table:table-cell office:value-type="float" office:value="22141">
            <text:p>2214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oglio1_2.K2:Foglio1_2.K13" table:contains-header="false">
          <table:sort table:bind-styles-to-content="false" table:target-range-address="Foglio1_2.N3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12:22: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17:22:28</meta:creation-date>
    <meta:editing-duration>PT4H43M16S</meta:editing-duration>
    <meta:editing-cycles>7</meta:editing-cycles>
    <meta:generator>LibreOffice/4.0.3.3$Linux_x86 LibreOffice_project/400m0$Build-3</meta:generator>
    <meta:initial-creator>Roby </meta:initial-creator>
    <dc:date>2013-07-02T14:13:28</dc:date>
    <dc:creator>Roby </dc:creator>
    <meta:document-statistic meta:table-count="2" meta:cell-count="339" meta:object-count="0"/>
  </office:meta>
</office:document-meta>
</file>